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83000052D100000515DD32AB8FEC28582F.svm" manifest:media-type=""/>
  <manifest:file-entry manifest:full-path="Pictures/10000201000003E80000026A5CAEEB578E077D7C.png" manifest:media-type="image/png"/>
  <manifest:file-entry manifest:full-path="Pictures/10000201000001F4000001F400CE2A4773E0FA99.png" manifest:media-type="image/png"/>
  <manifest:file-entry manifest:full-path="Pictures/20001473000057EF00002D42F992702903F9457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 No2 Cd" svg:font-family="'Gillius ADF No2 C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56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42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289cm" fo:min-width="0.697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99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Gillius ADF No2 Cd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Gillius ADF No2 Cd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990000" style:text-outline="false" style:text-line-through-style="none" style:text-line-through-type="none" style:font-name="Liberation Sans Narrow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illius ADF No2 Cd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Gillius ADF No2 Cd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635cm" svg:height="6.503cm" svg:x="1.083cm" svg:y="2.5cm">
          <draw:image xlink:href="Pictures/20001473000057EF00002D42F992702903F94576.svm" xlink:type="simple" xlink:show="embed" xlink:actuate="onLoad">
            <text:p/>
          </draw:image>
        </draw:frame>
        <draw:frame draw:style-name="gr2" draw:text-style-name="P2" draw:layer="layout" svg:width="1.736cm" svg:height="1.072cm" svg:x="0.4cm" svg:y="0cm">
          <draw:image xlink:href="Pictures/10000201000003E80000026A5CAEEB578E077D7C.png" xlink:type="simple" xlink:show="embed" xlink:actuate="onLoad">
            <text:p/>
          </draw:image>
        </draw:frame>
        <draw:frame draw:style-name="gr3" draw:text-style-name="P2" draw:layer="layout" svg:width="1.736cm" svg:height="1.072cm" svg:x="0.4cm" svg:y="0.2cm">
          <draw:image xlink:href="Pictures/10000201000003E80000026A5CAEEB578E077D7C.png" xlink:type="simple" xlink:show="embed" xlink:actuate="onLoad">
            <text:p/>
          </draw:image>
        </draw:frame>
        <draw:frame draw:style-name="gr4" draw:text-style-name="P4" draw:layer="layout" svg:width="2.5cm" svg:height="0.811cm" svg:x="2cm" svg:y="0.605cm">
          <draw:text-box>
            <text:p text:style-name="P3"><text:span text:style-name="T1">Escuela de Ingeniería Industrial de Toledo</text:span></text:p>
          </draw:text-box>
        </draw:frame>
        <draw:frame draw:style-name="gr5" draw:text-style-name="P5" draw:layer="layout" svg:width="2.6cm" svg:height="0.675cm" svg:x="6.2cm" svg:y="0.814cm">
          <draw:text-box>
            <text:p text:style-name="P3"><text:span text:style-name="T2">Raspberry Pi</text:span></text:p>
          </draw:text-box>
        </draw:frame>
        <draw:frame draw:style-name="gr6" draw:text-style-name="P6" draw:layer="layout" svg:width="1.8cm" svg:height="0.539cm" svg:x="6.2cm" svg:y="0.562cm">
          <draw:text-box>
            <text:p text:style-name="P3"><text:span text:style-name="T3">Taller de</text:span></text:p>
          </draw:text-box>
        </draw:frame>
        <draw:frame draw:style-name="gr7" draw:text-style-name="P2" draw:layer="layout" svg:width="2.3cm" svg:height="2.3cm" svg:x="12.3cm" svg:y="0.2cm">
          <draw:image xlink:href="Pictures/10000201000001F4000001F400CE2A4773E0FA99.png" xlink:type="simple" xlink:show="embed" xlink:actuate="onLoad">
            <text:p/>
          </draw:image>
        </draw:frame>
        <draw:frame draw:style-name="gr8" draw:text-style-name="P1" draw:layer="layout" svg:width="9.1cm" svg:height="0.558cm" svg:x="1.1cm" svg:y="9.4cm">
          <draw:image xlink:href="Pictures/20000183000052D100000515DD32AB8FEC28582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ius ADF No2 Cd" svg:font-family="'Gillius ADF No2 C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26:08.965205087</meta:creation-date>
    <dc:date>2016-05-10T15:18:34.883585476</dc:date>
    <meta:editing-duration>PT21M1S</meta:editing-duration>
    <meta:editing-cycles>4</meta:editing-cycles>
    <meta:generator>LibreOffice/5.1.2.2.0$Linux_X86_64 LibreOffice_project/10m0$Build-2</meta:generator>
    <meta:document-statistic meta:object-count="8"/>
  </office:meta>
</office:document-meta>
</file>